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0.4945in"/>
    </style:style>
    <style:style style:name="co8" style:family="table-column">
      <style:table-column-properties fo:break-before="auto" style:column-width="0.5626in"/>
    </style:style>
    <style:style style:name="co9" style:family="table-column">
      <style:table-column-properties fo:break-before="auto" style:column-width="0.4839in"/>
    </style:style>
    <style:style style:name="co10" style:family="table-column">
      <style:table-column-properties fo:break-before="auto" style:column-width="0.7665in"/>
    </style:style>
    <style:style style:name="co11" style:family="table-column">
      <style:table-column-properties fo:break-before="auto" style:column-width="0.9602in"/>
    </style:style>
    <style:style style:name="co12" style:family="table-column">
      <style:table-column-properties fo:break-before="auto" style:column-width="0.5484in"/>
    </style:style>
    <style:style style:name="co13" style:family="table-column">
      <style:table-column-properties fo:break-before="auto" style:column-width="0.7638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0.398in"/>
    </style:style>
    <style:style style:name="co16" style:family="table-column">
      <style:table-column-properties fo:break-before="auto" style:column-width="0.429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4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5" style:family="table-cell" style:parent-style-name="Default">
      <style:table-cell-properties fo:background-color="#23b8dc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7da647"/>
    </style:style>
    <style:style style:name="ce9" style:family="table-cell" style:parent-style-name="Default">
      <style:table-cell-properties fo:background-color="#00b8ff"/>
    </style:style>
    <style:style style:name="ce10" style:family="table-cell" style:parent-style-name="Default">
      <style:table-cell-properties fo:background-color="#0099ff"/>
    </style:style>
    <style:style style:name="ce11" style:family="table-cell" style:parent-style-name="Default">
      <style:table-cell-properties fo:background-color="#ffff99"/>
      <style:text-properties style:font-name="Arial" style:font-name-asian="Arial1" style:font-name-complex="Arial1"/>
    </style:style>
    <style:style style:name="ce12" style:family="table-cell" style:parent-style-name="Default">
      <style:table-cell-properties fo:border-bottom="0.0346in solid #000000" fo:border-left="none" fo:border-right="none" fo:border-top="none"/>
    </style:style>
    <style:style style:name="ce13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14" style:family="table-cell" style:parent-style-name="Default">
      <style:table-cell-properties fo:background-color="#c0c0c0" style:text-align-source="fix" style:repeat-content="false" fo:border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16" style:family="table-cell" style:parent-style-name="Default">
      <style:table-cell-properties fo:background-color="#7da647" style:text-align-source="fix" style:repeat-content="false" fo:border="0.0071in solid #000000"/>
      <style:paragraph-properties fo:text-align="center" fo:margin-left="0in"/>
    </style:style>
    <style:style style:name="ce17" style:family="table-cell" style:parent-style-name="Default">
      <style:table-cell-properties fo:background-color="#ff9966" style:text-align-source="fix" style:repeat-content="false" fo:border="0.0071in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19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2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7"/>
        <table:table-column table:style-name="co7" table:default-cell-style-name="ce7"/>
        <table:table-column table:style-name="co16" table:default-cell-style-name="ce6"/>
        <table:table-column table:style-name="co5" table:default-cell-style-name="ce6"/>
        <table:table-column table:style-name="co2" table:number-columns-repeated="4" table:default-cell-style-name="ce6"/>
        <table:table-row table:style-name="ro1">
          <table:table-cell table:style-name="Default"/>
          <table:table-cell table:style-name="ce2"/>
          <table:table-cell table:number-columns-repeated="23" table:style-name="ce1" office:value-type="string">
            <text:p>RHS</text:p>
          </table:table-cell>
        </table:table-row>
        <table:table-row table:style-name="ro2">
          <table:table-cell table:style-name="Default"/>
          <table:table-cell table:style-name="ce2"/>
          <table:table-cell table:style-name="ce4" office:value-type="string">
            <text:p>port</text:p>
          </table:table-cell>
          <table:table-cell table:style-name="ce4" office:value-type="string">
            <text:p>port.ps</text:p>
          </table:table-cell>
          <table:table-cell table:style-name="ce4" office:value-type="string">
            <text:p>sig</text:p>
          </table:table-cell>
          <table:table-cell table:style-name="ce4" office:value-type="string">
            <text:p>sig.ps</text:p>
          </table:table-cell>
          <table:table-cell table:style-name="ce4" office:value-type="string">
            <text:p>op</text:p>
            <text:p>expr</text:p>
          </table:table-cell>
          <table:table-cell table:style-name="ce4" office:value-type="string">
            <text:p>concat</text:p>
            <text:p>expr</text:p>
          </table:table-cell>
          <table:table-cell table:style-name="ce4" office:value-type="string">
            <text:p>rep</text:p>
            <text:p>expr</text:p>
          </table:table-cell>
          <table:table-cell table:style-name="ce4" office:value-type="string">
            <text:p>ifc.port</text:p>
          </table:table-cell>
          <table:table-cell table:style-name="ce4" office:value-type="string">
            <text:p>ifc.port.ps</text:p>
          </table:table-cell>
          <table:table-cell table:style-name="ce4" office:value-type="string">
            <text:p>ifc.ifc.port</text:p>
          </table:table-cell>
          <table:table-cell table:style-name="ce4" office:value-type="string">
            <text:p>ifc.ifc.port.ps</text:p>
          </table:table-cell>
          <table:table-cell table:style-name="ce4" office:value-type="string">
            <text:p>sg.sig</text:p>
          </table:table-cell>
          <table:table-cell table:style-name="ce4" office:value-type="string">
            <text:p>sg.sig.ps</text:p>
          </table:table-cell>
          <table:table-cell table:style-name="ce4" office:value-type="string">
            <text:p>sg.sg.sig</text:p>
          </table:table-cell>
          <table:table-cell table:style-name="ce4" office:value-type="string">
            <text:p>sg.sg.sig.ps</text:p>
          </table:table-cell>
          <table:table-cell table:style-name="ce4" office:value-type="string">
            <text:p>ifc</text:p>
          </table:table-cell>
          <table:table-cell table:style-name="ce4" office:value-type="string">
            <text:p>ifc.ifc</text:p>
          </table:table-cell>
          <table:table-cell table:style-name="ce4" office:value-type="string">
            <text:p>sg</text:p>
          </table:table-cell>
          <table:table-cell table:style-name="ce4" office:value-type="string">
            <text:p>sg.sg</text:p>
          </table:table-cell>
          <table:table-cell table:style-name="ce4" office:value-type="string">
            <text:p>unit</text:p>
          </table:table-cell>
          <table:table-cell table:style-name="ce12" office:value-type="string">
            <text:p>rf</text:p>
          </table:table-cell>
          <table:table-cell table:style-name="ce12" office:value-type="string">
            <text:p>fifo</text:p>
          </table:table-cell>
          <table:table-cell table:style-name="ce12" office:value-type="string">
            <text:p>memmap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ort</text:p>
          </table:table-cell>
          <table:table-cell table:style-name="ce5" office:value-type="string">
            <office:annotation draw:style-name="gr1" draw:text-style-name="P2" svg:width="1.1413in" svg:height="0.285in" svg:x="2.089in" svg:y="0.0622in" draw:caption-point-x="-2.089in" draw:caption-point-y="-0.0622in">
              <dc:creator>EP</dc:creator>
              <dc:date>2008-05-05T00:00:00</dc:date>
              <text:p text:style-name="P1"><text:span text:style-name="T1">ar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0.0622in" draw:caption-point-x="-2.6594in" draw:caption-point-y="-0.0622in">
              <dc:creator>EP</dc:creator>
              <dc:date>2008-05-05T00:00:00</dc:date>
              <text:p text:style-name="P1"><text:span text:style-name="T1">ar_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1205in" svg:y="0.0622in" draw:caption-point-x="-3.1205in" draw:caption-point-y="-0.0622in">
              <dc:creator>EP</dc:creator>
              <dc:date>2008-05-05T00:00:00</dc:date>
              <text:p text:style-name="P1"><text:span text:style-name="T1">ar_ps_sp_connect_valid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6378in" svg:y="0.0622in" draw:caption-point-x="-3.6378in" draw:caption-point-y="-0.0622in">
              <dc:creator>EP</dc:creator>
              <dc:date>2008-05-05T00:00:00</dc:date>
              <text:p text:style-name="P1"><text:span text:style-name="T1">ar_p_sps_p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5" office:value-type="string">
            <office:annotation draw:style-name="gr1" draw:text-style-name="P2" svg:width="1.1413in" svg:height="0.4909in" svg:x="4.6909in" svg:y="0.0622in" draw:caption-point-x="-4.6909in" draw:caption-point-y="-0.0622in">
              <dc:creator>EP</dc:creator>
              <dc:date>2008-05-05T00:00:00</dc:date>
              <text:p text:style-name="P1"><text:span text:style-name="T1">ar_connect_conca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1732in" svg:y="0.0622in" draw:caption-point-x="-5.1732in" draw:caption-point-y="-0.0622in">
              <dc:creator>EP</dc:creator>
              <dc:date>2008-05-05T00:00:00</dc:date>
              <text:p text:style-name="P1"><text:span text:style-name="T1">ar_connect_replication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7437in" svg:y="0.0622in" draw:caption-point-x="-5.7437in" draw:caption-point-y="-0.0622in">
              <dc:creator>EP</dc:creator>
              <dc:date>2008-05-05T00:00:00</dc:date>
              <text:p text:style-name="P1"><text:span text:style-name="T1">ar_p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6.5075in" svg:y="0.0622in" draw:caption-point-x="-6.5075in" draw:caption-point-y="-0.0622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7.2713in" svg:y="0.0622in" draw:caption-point-x="-7.2713in" draw:caption-point-y="-0.0622in">
              <dc:creator>EP</dc:creator>
              <dc:date>2008-05-05T00:00:00</dc:date>
              <text:p text:style-name="P1"><text:span text:style-name="T1">ar_p_ifc_ifcp_connect.pl</text:span></text:p>
            </office:annotation>
            <text:p>PE</text:p>
          </table:table-cell>
          <table:table-cell table:number-columns-repeated="5" table:style-name="ce8" office:value-type="string">
            <text:p>PE</text:p>
          </table:table-cell>
          <table:table-cell office:value-type="string">
            <office:annotation draw:style-name="gr1" draw:text-style-name="P2" svg:width="1.1409in" svg:height="0.285in" svg:x="11.722in" svg:y="0.0622in" draw:caption-point-x="-11.722in" draw:caption-point-y="-0.0622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0.0622in" draw:caption-point-x="-12.2146in" draw:caption-point-y="-0.0622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12.6429in" svg:y="0.0622in" draw:caption-point-x="-12.6429in" draw:caption-point-y="-0.0622in">
              <dc:creator>bb</dc:creator>
              <dc:date>2008-05-03T00:00:00</dc:date>
              <text:p text:style-name="P1"><text:span text:style-name="T1">ar_sg_invalid3.pl</text:span></text:p>
            </office:annotation>
            <text:p>OB</text:p>
          </table:table-cell>
          <table:table-cell office:value-type="string">
            <text:p>OB</text:p>
          </table:table-cell>
          <table:table-cell table:style-name="ce7" office:value-type="string">
            <office:annotation draw:style-name="gr1" draw:text-style-name="P2" svg:width="1.1413in" svg:height="0.4909in" svg:x="13.8315in" svg:y="0.0622in" draw:caption-point-x="-13.8315in" draw:caption-point-y="-0.0622in">
              <dc:date>2008-05-05T00:00:00</dc:date>
              <text:p text:style-name="P1"><text:span text:style-name="T1">ar_port_unit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4.7205in" svg:y="0.0622in" draw:caption-point-x="-14.7205in" draw:caption-point-y="-0.0622in">
              <dc:date>2008-05-05T00:00:00</dc:date>
              <text:p text:style-name="P1"><text:span text:style-name="T1">ar_port_rf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5.6094in" svg:y="0.0622in" draw:caption-point-x="-15.6094in" draw:caption-point-y="-0.0622in">
              <dc:date>2008-05-05T00:00:00</dc:date>
              <text:p text:style-name="P1"><text:span text:style-name="T1">ar_port_fifo_invalid.pl</text:span></text:p>
            </office:annotation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ort.ps</text:p>
          </table:table-cell>
          <table:table-cell table:style-name="ce5" office:value-type="string">
            <office:annotation draw:style-name="gr1" draw:text-style-name="P2" svg:width="1.1413in" svg:height="0.4909in" svg:x="2.089in" svg:y="0.2815in" draw:caption-point-x="-2.089in" draw:caption-point-y="-0.2815in">
              <dc:creator>EP</dc:creator>
              <dc:date>2008-05-05T00:00:00</dc:date>
              <text:p text:style-name="P1"><text:span text:style-name="T1">ar_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0.2815in" draw:caption-point-x="-2.6594in" draw:caption-point-y="-0.2815in">
              <dc:creator>EP</dc:creator>
              <dc:date>2008-05-05T00:00:00</dc:date>
              <text:p text:style-name="P1"><text:span text:style-name="T1">ar_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1205in" svg:y="0.2815in" draw:caption-point-x="-3.1205in" draw:caption-point-y="-0.2815in">
              <dc:creator>EP</dc:creator>
              <dc:date>2008-05-05T00:00:00</dc:date>
              <text:p text:style-name="P1"><text:span text:style-name="T1">ar_pps_s_p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6378in" svg:y="0.2815in" draw:caption-point-x="-3.6378in" draw:caption-point-y="-0.2815in">
              <dc:creator>EP</dc:creator>
              <dc:date>2008-05-05T00:00:00</dc:date>
              <text:p text:style-name="P1"><text:span text:style-name="T1">ar_p_sps_p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5" office:value-type="string">
            <office:annotation draw:style-name="gr1" draw:text-style-name="P2" svg:width="1.1413in" svg:height="0.4909in" svg:x="4.6909in" svg:y="0.2815in" draw:caption-point-x="-4.6909in" draw:caption-point-y="-0.2815in">
              <dc:creator>EP</dc:creator>
              <dc:date>2008-05-05T00:00:00</dc:date>
              <text:p text:style-name="P1"><text:span text:style-name="T1">ar_connect_conca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1732in" svg:y="0.2815in" draw:caption-point-x="-5.1732in" draw:caption-point-y="-0.2815in">
              <dc:creator>EP</dc:creator>
              <dc:date>2008-05-05T00:00:00</dc:date>
              <text:p text:style-name="P1"><text:span text:style-name="T1">ar_connect_replication.pl</text:span></text:p>
            </office:annotation>
            <text:p>PE</text:p>
          </table:table-cell>
          <table:table-cell table:style-name="ce5" office:value-type="string">
            <office:annotation draw:style-name="gr4" draw:text-style-name="P2" svg:width="1.1413in" svg:height="0.4909in" svg:x="5.7437in" svg:y="0.2815in" draw:caption-point-x="-5.7437in" draw:caption-point-y="-0.2815in">
              <dc:creator>EP</dc:creator>
              <dc:date>2008-05-05T00:00:00</dc:date>
              <text:p text:style-name="P1"><text:span text:style-name="T1">ar_p_ps_s_ps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6.5075in" svg:y="0.2815in" draw:caption-point-x="-6.5075in" draw:caption-point-y="-0.2815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number-columns-repeated="6" table:style-name="ce8" office:value-type="string">
            <text:p>PE</text:p>
          </table:table-cell>
          <table:table-cell office:value-type="string">
            <office:annotation draw:style-name="gr1" draw:text-style-name="P2" svg:width="1.1409in" svg:height="0.285in" svg:x="11.722in" svg:y="0.2815in" draw:caption-point-x="-11.722in" draw:caption-point-y="-0.2815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0.2815in" draw:caption-point-x="-12.2146in" draw:caption-point-y="-0.2815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12.4819in" svg:y="0.2815in" draw:caption-point-x="-12.4819in" draw:caption-point-y="-0.2815in">
              <dc:creator>bb</dc:creator>
              <dc:date>2008-05-03T00:00:00</dc:date>
              <text:p text:style-name="P1"><text:span text:style-name="T1">ar_sg_invalid3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12.9425in" svg:y="0.2815in" draw:caption-point-x="-12.9425in" draw:caption-point-y="-0.2815in">
              <dc:creator>bb</dc:creator>
              <dc:date>2008-05-03T00:00:00</dc:date>
              <text:p text:style-name="P1"><text:span text:style-name="T1">ar_sg_invalid3.pl</text:span></text:p>
            </office:annotation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ig</text:p>
          </table:table-cell>
          <table:table-cell table:style-name="ce5" office:value-type="string">
            <office:annotation draw:style-name="gr1" draw:text-style-name="P2" svg:width="1.1413in" svg:height="0.4909in" svg:x="2.089in" svg:y="0.5083in" draw:caption-point-x="-2.089in" draw:caption-point-y="-0.5083in">
              <dc:creator>EP</dc:creator>
              <dc:date>2008-05-05T00:00:00</dc:date>
              <text:p text:style-name="P1"><text:span text:style-name="T1">ar_ps_sp_connect_valid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0.5083in" draw:caption-point-x="-2.6594in" draw:caption-point-y="-0.5083in">
              <dc:creator>EP</dc:creator>
              <dc:date>2008-05-05T00:00:00</dc:date>
              <text:p text:style-name="P1"><text:span text:style-name="T1">ar_pps_s_pps_connect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1205in" svg:y="0.5083in" draw:caption-point-x="-3.1205in" draw:caption-point-y="-0.5083in">
              <dc:creator>EP</dc:creator>
              <dc:date>2008-05-05T00:00:00</dc:date>
              <text:p text:style-name="P1"><text:span text:style-name="T1">ar_s_s_connect_invalid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6378in" svg:y="0.5083in" draw:caption-point-x="-3.6378in" draw:caption-point-y="-0.5083in">
              <dc:creator>EP</dc:creator>
              <dc:date>2008-05-05T00:00:00</dc:date>
              <text:p text:style-name="P1"><text:span text:style-name="T1">ar_s_sps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5" office:value-type="string">
            <office:annotation draw:style-name="gr1" draw:text-style-name="P2" svg:width="1.1413in" svg:height="0.4909in" svg:x="4.6909in" svg:y="0.5083in" draw:caption-point-x="-4.6909in" draw:caption-point-y="-0.5083in">
              <dc:creator>EP</dc:creator>
              <dc:date>2008-05-05T00:00:00</dc:date>
              <text:p text:style-name="P1"><text:span text:style-name="T1">ar_connect_conca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1732in" svg:y="0.5083in" draw:caption-point-x="-5.1732in" draw:caption-point-y="-0.5083in">
              <dc:creator>EP</dc:creator>
              <dc:date>2008-05-05T00:00:00</dc:date>
              <text:p text:style-name="P1"><text:span text:style-name="T1">ar_connect_replication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7437in" svg:y="0.5083in" draw:caption-point-x="-5.7437in" draw:caption-point-y="-0.5083in">
              <dc:creator>EP</dc:creator>
              <dc:date>2008-05-05T00:00:00</dc:date>
              <text:p text:style-name="P1"><text:span text:style-name="T1">ar_p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6.5075in" svg:y="0.5083in" draw:caption-point-x="-6.5075in" draw:caption-point-y="-0.5083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7.2713in" svg:y="0.5083in" draw:caption-point-x="-7.2713in" draw:caption-point-y="-0.5083in">
              <dc:creator>EP</dc:creator>
              <dc:date>2008-05-05T00:00:00</dc:date>
              <text:p text:style-name="P1"><text:span text:style-name="T1">ar_p_ifc_ifcp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number-columns-repeated="4" table:style-name="ce6" office:value-type="string">
            <text:p>PE</text:p>
          </table:table-cell>
          <table:table-cell office:value-type="string">
            <office:annotation draw:style-name="gr1" draw:text-style-name="P2" svg:width="1.1409in" svg:height="0.285in" svg:x="11.722in" svg:y="0.5008in" draw:caption-point-x="-11.722in" draw:caption-point-y="-0.5008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0.5008in" draw:caption-point-x="-12.2146in" draw:caption-point-y="-0.5008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12.4819in" svg:y="0.5008in" draw:caption-point-x="-12.4819in" draw:caption-point-y="-0.5008in">
              <dc:creator>bb</dc:creator>
              <dc:date>2008-05-03T00:00:00</dc:date>
              <text:p text:style-name="P1"><text:span text:style-name="T1">ar_sg_invalid3.pl</text:span></text:p>
            </office:annotation>
            <text:p>OB</text:p>
          </table:table-cell>
          <table:table-cell office:value-type="string">
            <text:p>OB</text:p>
          </table:table-cell>
          <table:table-cell table:style-name="ce7" office:value-type="string">
            <office:annotation draw:style-name="gr1" draw:text-style-name="P2" svg:width="1.1413in" svg:height="0.4909in" svg:x="13.8315in" svg:y="0.5008in" draw:caption-point-x="-13.8315in" draw:caption-point-y="-0.5008in">
              <dc:date>2008-05-05T00:00:00</dc:date>
              <text:p text:style-name="P1"><text:span text:style-name="T1">ar_port_unit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4.7205in" svg:y="0.5008in" draw:caption-point-x="-14.7205in" draw:caption-point-y="-0.5008in">
              <dc:date>2008-05-05T00:00:00</dc:date>
              <text:p text:style-name="P1"><text:span text:style-name="T1">ar_port_rf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5.6094in" svg:y="0.5008in" draw:caption-point-x="-15.6094in" draw:caption-point-y="-0.5008in">
              <dc:date>2008-05-05T00:00:00</dc:date>
              <text:p text:style-name="P1"><text:span text:style-name="T1">ar_port_fifo_invalid.pl</text:span></text:p>
            </office:annotation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ig.ps</text:p>
          </table:table-cell>
          <table:table-cell table:style-name="ce5" office:value-type="string">
            <office:annotation draw:style-name="gr1" draw:text-style-name="P2" svg:width="1.1413in" svg:height="0.4909in" svg:x="2.089in" svg:y="0.735in" draw:caption-point-x="-2.089in" draw:caption-point-y="-0.735in">
              <dc:creator>EP</dc:creator>
              <dc:date>2008-05-05T00:00:00</dc:date>
              <text:p text:style-name="P1"><text:span text:style-name="T1">ar_p_sps_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0.735in" draw:caption-point-x="-2.6594in" draw:caption-point-y="-0.735in">
              <dc:creator>EP</dc:creator>
              <dc:date>2008-05-05T00:00:00</dc:date>
              <text:p text:style-name="P1"><text:span text:style-name="T1">ar_p_sps_p_connect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1205in" svg:y="0.735in" draw:caption-point-x="-3.1205in" draw:caption-point-y="-0.735in">
              <dc:creator>EP</dc:creator>
              <dc:date>2008-05-05T00:00:00</dc:date>
              <text:p text:style-name="P1"><text:span text:style-name="T1">ar_s_sps_connect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6378in" svg:y="0.735in" draw:caption-point-x="-3.6378in" draw:caption-point-y="-0.735in">
              <dc:creator>EP</dc:creator>
              <dc:date>2008-05-05T00:00:00</dc:date>
              <text:p text:style-name="P1"><text:span text:style-name="T1">ar_s_sps_connect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5" office:value-type="string">
            <office:annotation draw:style-name="gr1" draw:text-style-name="P2" svg:width="1.1413in" svg:height="0.4909in" svg:x="4.6909in" svg:y="0.735in" draw:caption-point-x="-4.6909in" draw:caption-point-y="-0.735in">
              <dc:creator>EP</dc:creator>
              <dc:date>2008-05-05T00:00:00</dc:date>
              <text:p text:style-name="P1"><text:span text:style-name="T1">ar_connect_conca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5.1732in" svg:y="0.735in" draw:caption-point-x="-5.1732in" draw:caption-point-y="-0.735in">
              <dc:creator>EP</dc:creator>
              <dc:date>2008-05-05T00:00:00</dc:date>
              <text:p text:style-name="P1"><text:span text:style-name="T1">ar_connect_replication.pl</text:span></text:p>
            </office:annotation>
            <text:p>PE</text:p>
          </table:table-cell>
          <table:table-cell table:style-name="ce5" office:value-type="string">
            <office:annotation draw:style-name="gr4" draw:text-style-name="P2" svg:width="1.1413in" svg:height="0.4909in" svg:x="5.7437in" svg:y="0.735in" draw:caption-point-x="-5.7437in" draw:caption-point-y="-0.735in">
              <dc:creator>EP</dc:creator>
              <dc:date>2008-05-05T00:00:00</dc:date>
              <text:p text:style-name="P1"><text:span text:style-name="T1">ar_p_ps_s_ps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6.5075in" svg:y="0.735in" draw:caption-point-x="-6.5075in" draw:caption-point-y="-0.735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number-columns-repeated="2" table:style-name="ce8" office:value-type="string">
            <text:p>PE</text:p>
          </table:table-cell>
          <table:table-cell table:number-columns-repeated="4" table:style-name="ce6" office:value-type="string">
            <text:p>PE</text:p>
          </table:table-cell>
          <table:table-cell office:value-type="string">
            <office:annotation draw:style-name="gr1" draw:text-style-name="P2" svg:width="1.1409in" svg:height="0.285in" svg:x="11.722in" svg:y="0.7201in" draw:caption-point-x="-11.722in" draw:caption-point-y="-0.7201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0.7201in" draw:caption-point-x="-12.2146in" draw:caption-point-y="-0.7201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number-columns-repeated="4" table:style-name="ce6" office:value-type="string">
            <text:p>PE</text:p>
          </table:table-cell>
          <table:table-cell table:style-name="ce7" office:value-type="string">
            <office:annotation draw:style-name="gr1" draw:text-style-name="P2" svg:width="1.1413in" svg:height="0.4909in" svg:x="4.1303in" svg:y="0.9469in" draw:caption-point-x="-4.1303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4.6909in" svg:y="0.9469in" draw:caption-point-x="-4.6909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1732in" svg:y="0.9469in" draw:caption-point-x="-5.1732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7437in" svg:y="0.9469in" draw:caption-point-x="-5.7437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6.5075in" svg:y="0.9469in" draw:caption-point-x="-6.5075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7.2713in" svg:y="0.9469in" draw:caption-point-x="-7.2713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8.2283in" svg:y="0.9469in" draw:caption-point-x="-8.2283in" draw:caption-point-y="-0.9469in">
              <dc:date>2008-05-05T00:00:00</dc:date>
              <text:p text:style-name="P1"><text:span text:style-name="T1">ar_op_expr_ifc_invalid.pl</text:span></text:p>
            </office:annotation>
            <text:p>MH</text:p>
          </table:table-cell>
          <table:table-cell table:number-columns-repeated="4" table:style-name="ce6" office:value-type="string">
            <text:p>MH</text:p>
          </table:table-cell>
          <table:table-cell office:value-type="string">
            <office:annotation draw:style-name="gr1" draw:text-style-name="P2" svg:width="1.1413in" svg:height="0.285in" svg:x="11.722in" svg:y="0.9394in" draw:caption-point-x="-11.722in" draw:caption-point-y="-0.9394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13in" svg:height="0.285in" svg:x="12.2146in" svg:y="0.9394in" draw:caption-point-x="-12.2146in" draw:caption-point-y="-0.9394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style-name="ce7" office:value-type="string">
            <office:annotation draw:style-name="gr1" draw:text-style-name="P2" svg:width="1.1413in" svg:height="0.4909in" svg:x="2.089in" svg:y="1.3953in" draw:caption-point-x="-2.089in" draw:caption-point-y="-1.3953in">
              <dc:creator>EP</dc:creator>
              <dc:date>2008-05-05T00:00:00</dc:date>
              <text:p text:style-name="P1"><text:span text:style-name="T1">ar_concat_connect_invalid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2.6594in" svg:y="1.3953in" draw:caption-point-x="-2.6594in" draw:caption-point-y="-1.3953in">
              <dc:creator>EP</dc:creator>
              <dc:date>2008-05-05T00:00:00</dc:date>
              <text:p text:style-name="P1"><text:span text:style-name="T1">ar_concat_connect_invalid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1205in" svg:y="1.3953in" draw:caption-point-x="-3.1205in" draw:caption-point-y="-1.3953in">
              <dc:creator>EP</dc:creator>
              <dc:date>2008-05-05T00:00:00</dc:date>
              <text:p text:style-name="P1"><text:span text:style-name="T1">ar_concat_connect_invalid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3.6378in" svg:y="1.3953in" draw:caption-point-x="-3.6378in" draw:caption-point-y="-1.3953in">
              <dc:creator>EP</dc:creator>
              <dc:date>2008-05-05T00:00:00</dc:date>
              <text:p text:style-name="P1"><text:span text:style-name="T1">ar_concat_connect_invalid.pl</text:span></text:p>
            </office:annotation>
            <text:p>PE</text:p>
          </table:table-cell>
          <table:table-cell table:style-name="ce7" office:value-type="string">
            <office:annotation draw:style-name="gr1" draw:text-style-name="P2" svg:width="1.1413in" svg:height="0.4909in" svg:x="4.1303in" svg:y="1.3799in" draw:caption-point-x="-4.1303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4.6909in" svg:y="1.3799in" draw:caption-point-x="-4.6909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1732in" svg:y="1.3799in" draw:caption-point-x="-5.1732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7437in" svg:y="1.3799in" draw:caption-point-x="-5.7437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6.5075in" svg:y="1.3799in" draw:caption-point-x="-6.5075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7.2713in" svg:y="1.3799in" draw:caption-point-x="-7.2713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8.2283in" svg:y="1.3799in" draw:caption-point-x="-8.2283in" draw:caption-point-y="-1.3799in">
              <dc:date>2008-05-05T00:00:00</dc:date>
              <text:p text:style-name="P1"><text:span text:style-name="T1">ar_concat_expr_ifc_invalid.pl</text:span></text:p>
            </office:annotation>
            <text:p>MH</text:p>
          </table:table-cell>
          <table:table-cell table:number-columns-repeated="4" table:style-name="ce6" office:value-type="string">
            <text:p>MH</text:p>
          </table:table-cell>
          <table:table-cell office:value-type="string">
            <office:annotation draw:style-name="gr1" draw:text-style-name="P2" svg:width="1.1413in" svg:height="0.285in" svg:x="11.722in" svg:y="1.3724in" draw:caption-point-x="-11.722in" draw:caption-point-y="-1.3724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13in" svg:height="0.285in" svg:x="12.2146in" svg:y="1.3724in" draw:caption-point-x="-12.2146in" draw:caption-point-y="-1.3724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number-columns-repeated="4" table:style-name="ce7" office:value-type="string">
            <text:p>PE</text:p>
          </table:table-cell>
          <table:table-cell table:style-name="ce7" office:value-type="string">
            <office:annotation draw:style-name="gr1" draw:text-style-name="P2" svg:width="1.1413in" svg:height="0.4909in" svg:x="4.1303in" svg:y="1.813in" draw:caption-point-x="-4.1303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4.6909in" svg:y="1.813in" draw:caption-point-x="-4.6909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1732in" svg:y="1.813in" draw:caption-point-x="-5.1732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5.7437in" svg:y="1.813in" draw:caption-point-x="-5.7437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6.5075in" svg:y="1.813in" draw:caption-point-x="-6.5075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7.2713in" svg:y="1.813in" draw:caption-point-x="-7.2713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8.2283in" svg:y="1.813in" draw:caption-point-x="-8.2283in" draw:caption-point-y="-1.813in">
              <dc:date>2008-05-05T00:00:00</dc:date>
              <text:p text:style-name="P1"><text:span text:style-name="T1">ar_replic_expr_ifc_invalid.pl</text:span></text:p>
            </office:annotation>
            <text:p>MH</text:p>
          </table:table-cell>
          <table:table-cell table:number-columns-repeated="4" table:style-name="ce6" office:value-type="string">
            <text:p>MH</text:p>
          </table:table-cell>
          <table:table-cell office:value-type="string">
            <office:annotation draw:style-name="gr1" draw:text-style-name="P2" svg:width="1.1409in" svg:height="0.285in" svg:x="11.722in" svg:y="1.8055in" draw:caption-point-x="-11.722in" draw:caption-point-y="-1.8055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1.8055in" draw:caption-point-x="-12.2146in" draw:caption-point-y="-1.8055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</text:p>
          </table:table-cell>
          <table:table-cell table:style-name="ce5" office:value-type="string">
            <office:annotation draw:style-name="gr1" draw:text-style-name="P2" svg:width="1.1413in" svg:height="0.4909in" svg:x="2.089in" svg:y="2.2614in" draw:caption-point-x="-2.089in" draw:caption-point-y="-2.2614in">
              <dc:creator>EP</dc:creator>
              <dc:date>2008-05-05T00:00:00</dc:date>
              <text:p text:style-name="P1"><text:span text:style-name="T1">ar_p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2.2614in" draw:caption-point-x="-2.6594in" draw:caption-point-y="-2.2614in">
              <dc:creator>EP</dc:creator>
              <dc:date>2008-05-05T00:00:00</dc:date>
              <text:p text:style-name="P1"><text:span text:style-name="T1">ar_p_ps_s_ps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1205in" svg:y="2.2614in" draw:caption-point-x="-3.1205in" draw:caption-point-y="-2.2614in">
              <dc:creator>EP</dc:creator>
              <dc:date>2008-05-05T00:00:00</dc:date>
              <text:p text:style-name="P1"><text:span text:style-name="T1">ar_p_ifcp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6378in" svg:y="2.2614in" draw:caption-point-x="-3.6378in" draw:caption-point-y="-2.2614in">
              <dc:creator>EP</dc:creator>
              <dc:date>2008-05-05T00:00:00</dc:date>
              <text:p text:style-name="P1"><text:span text:style-name="T1">ar_p_ps_s_ps_ifcp_connect.pl</text:span></text:p>
            </office:annotation>
            <text:p>PE</text:p>
          </table:table-cell>
          <table:table-cell table:style-name="ce8" table:number-columns-repeated="11"/>
          <table:table-cell office:value-type="string">
            <office:annotation draw:style-name="gr1" draw:text-style-name="P2" svg:width="1.1409in" svg:height="0.285in" svg:x="11.722in" svg:y="2.2386in" draw:caption-point-x="-11.722in" draw:caption-point-y="-2.2386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2.2386in" draw:caption-point-x="-12.2146in" draw:caption-point-y="-2.2386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style-name="ce5" office:value-type="string">
            <office:annotation draw:style-name="gr1" draw:text-style-name="P2" svg:width="1.1413in" svg:height="0.4909in" svg:x="2.089in" svg:y="2.4882in" draw:caption-point-x="-2.089in" draw:caption-point-y="-2.4882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2.6594in" svg:y="2.4882in" draw:caption-point-x="-2.6594in" draw:caption-point-y="-2.4882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1205in" svg:y="2.4882in" draw:caption-point-x="-3.1205in" draw:caption-point-y="-2.4882in">
              <dc:creator>EP</dc:creator>
              <dc:date>2008-05-05T00:00:00</dc:date>
              <text:p text:style-name="P1"><text:span text:style-name="T1">ar_ps_ifcp_ps_connect.pl</text:span></text:p>
            </office:annotation>
            <text:p>PE</text:p>
          </table:table-cell>
          <table:table-cell table:style-name="ce5" office:value-type="string">
            <office:annotation draw:style-name="gr1" draw:text-style-name="P2" svg:width="1.1413in" svg:height="0.4909in" svg:x="3.6378in" svg:y="2.4882in" draw:caption-point-x="-3.6378in" draw:caption-point-y="-2.4882in">
              <dc:creator>EP</dc:creator>
              <dc:date>2008-05-05T00:00:00</dc:date>
              <text:p text:style-name="P1"><text:span text:style-name="T1">ar_ps_ifcp_ps_conect.pl</text:span></text:p>
            </office:annotation>
            <text:p>PE</text:p>
          </table:table-cell>
          <table:table-cell table:style-name="ce8" table:number-columns-repeated="11"/>
          <table:table-cell office:value-type="string">
            <office:annotation draw:style-name="gr1" draw:text-style-name="P2" svg:width="1.1409in" svg:height="0.285in" svg:x="11.722in" svg:y="2.4579in" draw:caption-point-x="-11.722in" draw:caption-point-y="-2.4579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2.4579in" draw:caption-point-x="-12.2146in" draw:caption-point-y="-2.4579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</text:p>
          </table:table-cell>
          <table:table-cell table:style-name="ce5" office:value-type="string">
            <office:annotation draw:style-name="gr1" draw:text-style-name="P2" svg:width="1.1413in" svg:height="0.4909in" svg:x="2.089in" svg:y="2.7079in" draw:caption-point-x="-2.089in" draw:caption-point-y="-2.7079in">
              <dc:creator>EP</dc:creator>
              <dc:date>2008-05-05T00:00:00</dc:date>
              <text:p text:style-name="P1"><text:span text:style-name="T1">ar_p_ifc_ifcp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5" office:value-type="string">
            <office:annotation draw:style-name="gr1" draw:text-style-name="P2" svg:width="1.1413in" svg:height="0.4909in" svg:x="3.1205in" svg:y="2.7079in" draw:caption-point-x="-3.1205in" draw:caption-point-y="-2.7079in">
              <dc:creator>EP</dc:creator>
              <dc:date>2008-05-05T00:00:00</dc:date>
              <text:p text:style-name="P1"><text:span text:style-name="T1">ar_p_ifc_ifcp_connect.pl</text:span></text:p>
            </office:annotation>
            <text:p>PE</text:p>
          </table:table-cell>
          <table:table-cell table:style-name="ce8" office:value-type="string">
            <text:p>PE</text:p>
          </table:table-cell>
          <table:table-cell table:style-name="ce8" table:number-columns-repeated="11"/>
          <table:table-cell office:value-type="string">
            <office:annotation draw:style-name="gr1" draw:text-style-name="P2" svg:width="1.1409in" svg:height="0.285in" svg:x="11.722in" svg:y="2.6772in" draw:caption-point-x="-11.722in" draw:caption-point-y="-2.6772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2.6772in" draw:caption-point-x="-12.2146in" draw:caption-point-y="-2.6772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4" table:style-name="ce8" office:value-type="string">
            <text:p>PE</text:p>
          </table:table-cell>
          <table:table-cell table:style-name="ce8" table:number-columns-repeated="11"/>
          <table:table-cell office:value-type="string">
            <office:annotation draw:style-name="gr1" draw:text-style-name="P2" svg:width="1.1409in" svg:height="0.285in" svg:x="11.722in" svg:y="2.8965in" draw:caption-point-x="-11.722in" draw:caption-point-y="-2.8965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2.8965in" draw:caption-point-x="-12.2146in" draw:caption-point-y="-2.8965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4" table:style-name="ce8" office:value-type="string">
            <text:p>PE</text:p>
          </table:table-cell>
          <table:table-cell table:style-name="ce9" office:value-type="string">
            <office:annotation draw:style-name="gr1" draw:text-style-name="P2" svg:width="1.1413in" svg:height="0.285in" svg:x="4.1303in" svg:y="3.1236in" draw:caption-point-x="-4.1303in" draw:caption-point-y="-3.1236in">
              <dc:date>2008-05-05T00:00:00</dc:date>
              <text:p text:style-name="P1"><text:span text:style-name="T1">ar_sg_op_expr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7791in" svg:height="0.285in" svg:x="4.6909in" svg:y="3.1236in" draw:caption-point-x="-4.6909in" draw:caption-point-y="-3.1236in">
              <dc:date>2008-05-05T00:00:00</dc:date>
              <text:p text:style-name="P1"><text:span text:style-name="T1">ar_sg_sig_concat_valid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6335in" svg:height="0.285in" svg:x="5.1732in" svg:y="3.1236in" draw:caption-point-x="-5.1732in" draw:caption-point-y="-3.1236in">
              <dc:date>2008-05-05T00:00:00</dc:date>
              <text:p text:style-name="P1"><text:span text:style-name="T1">ar_sg_sig_replic_valid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5.7437in" svg:y="3.1236in" draw:caption-point-x="-5.7437in" draw:caption-point-y="-3.1236in">
              <dc:date>2008-05-05T00:00:00</dc:date>
              <text:p text:style-name="P1"><text:span text:style-name="T1">ar_sg_ifc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6.5075in" svg:y="3.1236in" draw:caption-point-x="-6.5075in" draw:caption-point-y="-3.1236in">
              <dc:date>2008-05-05T00:00:00</dc:date>
              <text:p text:style-name="P1"><text:span text:style-name="T1">ar_sg_ifc_ps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7.2713in" svg:y="3.1236in" draw:caption-point-x="-7.2713in" draw:caption-point-y="-3.1236in">
              <dc:date>2008-05-05T00:00:00</dc:date>
              <text:p text:style-name="P1"><text:span text:style-name="T1">ar_sg_ifc_ifc1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4551in" svg:height="0.285in" svg:x="8.2283in" svg:y="3.1236in" draw:caption-point-x="-8.2283in" draw:caption-point-y="-3.1236in">
              <dc:date>2008-05-05T00:00:00</dc:date>
              <text:p text:style-name="P1"><text:span text:style-name="T1">ar_sg_ifc_ifc1_ps.pl</text:span></text:p>
            </office:annotation>
            <text:p>MH</text:p>
          </table:table-cell>
          <table:table-cell table:number-columns-repeated="2" table:style-name="ce6" office:value-type="string">
            <text:p>MH</text:p>
          </table:table-cell>
          <table:table-cell table:style-name="ce7" office:value-type="string">
            <office:annotation draw:style-name="gr1" draw:text-style-name="P2" svg:width="1.1413in" svg:height="0.4909in" svg:x="10.2756in" svg:y="3.1236in" draw:caption-point-x="-10.2756in" draw:caption-point-y="-3.1236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1.1646in" svg:y="3.1236in" draw:caption-point-x="-11.1646in" draw:caption-point-y="-3.1236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office:value-type="string">
            <office:annotation draw:style-name="gr1" draw:text-style-name="P2" svg:width="1.1409in" svg:height="0.285in" svg:x="11.722in" svg:y="3.1157in" draw:caption-point-x="-11.722in" draw:caption-point-y="-3.1157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3.1157in" draw:caption-point-x="-12.2146in" draw:caption-point-y="-3.1157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4" table:style-name="ce8" office:value-type="string">
            <text:p>PE</text:p>
          </table:table-cell>
          <table:table-cell table:style-name="ce9" office:value-type="string">
            <office:annotation draw:style-name="gr1" draw:text-style-name="P2" svg:width="1.1413in" svg:height="0.285in" svg:x="4.1303in" svg:y="3.3504in" draw:caption-point-x="-4.1303in" draw:caption-point-y="-3.3504in">
              <dc:date>2008-05-05T00:00:00</dc:date>
              <text:p text:style-name="P1"><text:span text:style-name="T1">ar_sg_op_expr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7791in" svg:height="0.285in" svg:x="4.6909in" svg:y="3.3504in" draw:caption-point-x="-4.6909in" draw:caption-point-y="-3.3504in">
              <dc:date>2008-05-05T00:00:00</dc:date>
              <text:p text:style-name="P1"><text:span text:style-name="T1">ar_sg_sig_concat_valid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6008in" svg:height="0.285in" svg:x="5.1732in" svg:y="3.3504in" draw:caption-point-x="-5.1732in" draw:caption-point-y="-3.3504in">
              <dc:date>2008-05-05T00:00:00</dc:date>
              <text:p text:style-name="P1"><text:span text:style-name="T1">ar_sg_sig_replic_valid.pl</text:span></text:p>
            </office:annotation>
            <text:p>MH</text:p>
          </table:table-cell>
          <table:table-cell table:style-name="ce8" office:value-type="string">
            <text:p>MH</text:p>
          </table:table-cell>
          <table:table-cell table:style-name="ce9" office:value-type="string">
            <office:annotation draw:style-name="gr1" draw:text-style-name="P2" svg:width="1.1413in" svg:height="0.285in" svg:x="6.5075in" svg:y="3.3504in" draw:caption-point-x="-6.5075in" draw:caption-point-y="-3.3504in">
              <dc:date>2008-05-05T00:00:00</dc:date>
              <text:p text:style-name="P1"><text:span text:style-name="T1">ar_sg_ifc_ps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7.2713in" svg:y="3.3504in" draw:caption-point-x="-7.2713in" draw:caption-point-y="-3.3504in">
              <dc:date>2008-05-05T00:00:00</dc:date>
              <text:p text:style-name="P1"><text:span text:style-name="T1">ar_sg_ifc_ifc1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3358in" svg:height="0.285in" svg:x="8.2283in" svg:y="3.3504in" draw:caption-point-x="-8.2283in" draw:caption-point-y="-3.3504in">
              <dc:date>2008-05-05T00:00:00</dc:date>
              <text:p text:style-name="P1"><text:span text:style-name="T1">ar_sg_ifc_ifc1_ps.pl</text:span></text:p>
            </office:annotation>
            <text:p>MH</text:p>
          </table:table-cell>
          <table:table-cell table:number-columns-repeated="2" table:style-name="ce6" office:value-type="string">
            <text:p>MH</text:p>
          </table:table-cell>
          <table:table-cell table:style-name="ce7" office:value-type="string">
            <office:annotation draw:style-name="gr1" draw:text-style-name="P2" svg:width="1.1413in" svg:height="0.4909in" svg:x="10.2756in" svg:y="3.3504in" draw:caption-point-x="-10.2756in" draw:caption-point-y="-3.3504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1.1646in" svg:y="3.3504in" draw:caption-point-x="-11.1646in" draw:caption-point-y="-3.3504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office:value-type="string">
            <office:annotation draw:style-name="gr1" draw:text-style-name="P2" svg:width="1.1409in" svg:height="0.285in" svg:x="11.722in" svg:y="3.335in" draw:caption-point-x="-11.722in" draw:caption-point-y="-3.335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3.335in" draw:caption-point-x="-12.2146in" draw:caption-point-y="-3.335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4" table:style-name="ce8" office:value-type="string">
            <text:p>PE</text:p>
          </table:table-cell>
          <table:table-cell table:style-name="ce9" office:value-type="string">
            <office:annotation draw:style-name="gr1" draw:text-style-name="P2" svg:width="1.1413in" svg:height="0.285in" svg:x="4.1303in" svg:y="3.5772in" draw:caption-point-x="-4.1303in" draw:caption-point-y="-3.5772in">
              <dc:date>2008-05-05T00:00:00</dc:date>
              <text:p text:style-name="P1"><text:span text:style-name="T1">ar_sg_op_expr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8012in" svg:height="0.285in" svg:x="4.6909in" svg:y="3.5772in" draw:caption-point-x="-4.6909in" draw:caption-point-y="-3.5772in">
              <dc:date>2008-05-05T00:00:00</dc:date>
              <text:p text:style-name="P1"><text:span text:style-name="T1">ar_sg_sig_concat_valid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6661in" svg:height="0.285in" svg:x="5.1732in" svg:y="3.5772in" draw:caption-point-x="-5.1732in" draw:caption-point-y="-3.5772in">
              <dc:date>2008-05-05T00:00:00</dc:date>
              <text:p text:style-name="P1"><text:span text:style-name="T1">ar_sg_sig_replic_valid.pl</text:span></text:p>
            </office:annotation>
            <text:p>MH</text:p>
          </table:table-cell>
          <table:table-cell table:style-name="ce8" office:value-type="string">
            <text:p>MH</text:p>
          </table:table-cell>
          <table:table-cell table:style-name="ce9" office:value-type="string">
            <office:annotation draw:style-name="gr1" draw:text-style-name="P2" svg:width="1.1413in" svg:height="0.285in" svg:x="6.5075in" svg:y="3.5772in" draw:caption-point-x="-6.5075in" draw:caption-point-y="-3.5772in">
              <dc:date>2008-05-05T00:00:00</dc:date>
              <text:p text:style-name="P1"><text:span text:style-name="T1">ar_sg_ifc_ps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7.2713in" svg:y="3.5772in" draw:caption-point-x="-7.2713in" draw:caption-point-y="-3.5772in">
              <dc:date>2008-05-05T00:00:00</dc:date>
              <text:p text:style-name="P1"><text:span text:style-name="T1">ar_sg_ifc_ifc1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3469in" svg:height="0.285in" svg:x="8.2283in" svg:y="3.5772in" draw:caption-point-x="-8.2283in" draw:caption-point-y="-3.5772in">
              <dc:date>2008-05-05T00:00:00</dc:date>
              <text:p text:style-name="P1"><text:span text:style-name="T1">ar_sg_ifc_ifc1_ps.pl</text:span></text:p>
            </office:annotation>
            <text:p>MH</text:p>
          </table:table-cell>
          <table:table-cell table:number-columns-repeated="2" table:style-name="ce6" office:value-type="string">
            <text:p>MH</text:p>
          </table:table-cell>
          <table:table-cell table:style-name="ce7" office:value-type="string">
            <office:annotation draw:style-name="gr1" draw:text-style-name="P2" svg:width="1.1413in" svg:height="0.4909in" svg:x="10.2756in" svg:y="3.5772in" draw:caption-point-x="-10.2756in" draw:caption-point-y="-3.5772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1.1646in" svg:y="3.5772in" draw:caption-point-x="-11.1646in" draw:caption-point-y="-3.5772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office:value-type="string">
            <office:annotation draw:style-name="gr1" draw:text-style-name="P2" svg:width="1.1409in" svg:height="0.285in" svg:x="11.722in" svg:y="3.5543in" draw:caption-point-x="-11.722in" draw:caption-point-y="-3.5543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3.5543in" draw:caption-point-x="-12.2146in" draw:caption-point-y="-3.5543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4" table:style-name="ce8" office:value-type="string">
            <text:p>PE</text:p>
          </table:table-cell>
          <table:table-cell table:style-name="ce9" office:value-type="string">
            <office:annotation draw:style-name="gr1" draw:text-style-name="P2" svg:width="1.1413in" svg:height="0.285in" svg:x="4.1303in" svg:y="3.8043in" draw:caption-point-x="-4.1303in" draw:caption-point-y="-3.8043in">
              <dc:date>2008-05-05T00:00:00</dc:date>
              <text:p text:style-name="P1"><text:span text:style-name="T1">ar_sg_op_expr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6815in" svg:height="0.285in" svg:x="4.6909in" svg:y="3.8043in" draw:caption-point-x="-4.6909in" draw:caption-point-y="-3.8043in">
              <dc:date>2008-05-05T00:00:00</dc:date>
              <text:p text:style-name="P1"><text:span text:style-name="T1">ar_sg_sig_concat_valid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6768in" svg:height="0.285in" svg:x="5.1732in" svg:y="3.8043in" draw:caption-point-x="-5.1732in" draw:caption-point-y="-3.8043in">
              <dc:date>2008-05-05T00:00:00</dc:date>
              <text:p text:style-name="P1"><text:span text:style-name="T1">ar_sg_sig_replic_valid.pl</text:span></text:p>
            </office:annotation>
            <text:p>MH</text:p>
          </table:table-cell>
          <table:table-cell table:style-name="ce8" office:value-type="string">
            <text:p>MH</text:p>
          </table:table-cell>
          <table:table-cell table:style-name="ce9" office:value-type="string">
            <office:annotation draw:style-name="gr1" draw:text-style-name="P2" svg:width="1.1413in" svg:height="0.285in" svg:x="6.5075in" svg:y="3.8043in" draw:caption-point-x="-6.5075in" draw:caption-point-y="-3.8043in">
              <dc:date>2008-05-05T00:00:00</dc:date>
              <text:p text:style-name="P1"><text:span text:style-name="T1">ar_sg_ifc_ps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1413in" svg:height="0.285in" svg:x="7.2713in" svg:y="3.8043in" draw:caption-point-x="-7.2713in" draw:caption-point-y="-3.8043in">
              <dc:date>2008-05-05T00:00:00</dc:date>
              <text:p text:style-name="P1"><text:span text:style-name="T1">ar_sg_ifc_ifc1.pl</text:span></text:p>
            </office:annotation>
            <text:p>MH</text:p>
          </table:table-cell>
          <table:table-cell table:style-name="ce9" office:value-type="string">
            <office:annotation draw:style-name="gr1" draw:text-style-name="P2" svg:width="1.4335in" svg:height="0.285in" svg:x="8.2283in" svg:y="3.8043in" draw:caption-point-x="-8.2283in" draw:caption-point-y="-3.8043in">
              <dc:date>2008-05-05T00:00:00</dc:date>
              <text:p text:style-name="P1"><text:span text:style-name="T1">ar_sg_ifc_ifc1_ps.pl</text:span></text:p>
            </office:annotation>
            <text:p>MH</text:p>
          </table:table-cell>
          <table:table-cell table:number-columns-repeated="2" table:style-name="ce6" office:value-type="string">
            <text:p>MH</text:p>
          </table:table-cell>
          <table:table-cell table:style-name="ce7" office:value-type="string">
            <office:annotation draw:style-name="gr1" draw:text-style-name="P2" svg:width="1.1413in" svg:height="0.4909in" svg:x="10.2756in" svg:y="3.8043in" draw:caption-point-x="-10.2756in" draw:caption-point-y="-3.8043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1.1646in" svg:y="3.8043in" draw:caption-point-x="-11.1646in" draw:caption-point-y="-3.8043in">
              <dc:date>2008-05-05T00:00:00</dc:date>
              <text:p text:style-name="P1"><text:span text:style-name="T1">ar_sg_sg_invalid.pl</text:span></text:p>
            </office:annotation>
            <text:p>MH</text:p>
          </table:table-cell>
          <table:table-cell office:value-type="string">
            <office:annotation draw:style-name="gr1" draw:text-style-name="P2" svg:width="1.1409in" svg:height="0.285in" svg:x="11.722in" svg:y="3.774in" draw:caption-point-x="-11.722in" draw:caption-point-y="-3.774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office:value-type="string">
            <office:annotation draw:style-name="gr1" draw:text-style-name="P2" svg:width="1.1409in" svg:height="0.285in" svg:x="12.2146in" svg:y="3.774in" draw:caption-point-x="-12.2146in" draw:caption-point-y="-3.774in">
              <dc:creator>bb</dc:creator>
              <dc:date>2008-05-02T00:00:00</dc:date>
              <text:p text:style-name="P1"><text:span text:style-name="T1">ar_ifc_invalid3.pl</text:span></text:p>
            </office:annotation>
            <text:p>OB</text:p>
          </table:table-cell>
          <table:table-cell table:number-columns-repeated="2" office:value-type="string">
            <text:p>OB</text:p>
          </table:table-cell>
          <table:table-cell table:number-columns-repeated="3" office:value-type="string">
            <text:p>MH</text:p>
          </table:table-cell>
          <table:table-cell office:value-type="string">
            <text:p>OB/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style-name="ce7" office:value-type="string">
            <office:annotation draw:style-name="gr1" draw:text-style-name="P2" svg:width="1.1409in" svg:height="0.285in" svg:x="2.25in" svg:y="3.9933in" draw:caption-point-x="-2.25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2.8209in" svg:y="3.9933in" draw:caption-point-x="-2.8209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2815in" svg:y="3.9933in" draw:caption-point-x="-3.2815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7992in" svg:y="3.9933in" draw:caption-point-x="-3.7992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2917in" svg:y="3.9933in" draw:caption-point-x="-4.2917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4.852in" svg:y="3.9933in" draw:caption-point-x="-4.852in" draw:caption-point-y="-3.9933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3343in" svg:y="3.9933in" draw:caption-point-x="-5.3343in" draw:caption-point-y="-3.9933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9051in" svg:y="3.9933in" draw:caption-point-x="-5.9051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6.6689in" svg:y="3.9933in" draw:caption-point-x="-6.6689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7.4327in" svg:y="3.9933in" draw:caption-point-x="-7.4327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3894in" svg:y="3.9933in" draw:caption-point-x="-8.3894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9362in" svg:y="3.9933in" draw:caption-point-x="-8.9362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9.6972in" svg:y="3.9933in" draw:caption-point-x="-9.6972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0.4366in" svg:y="3.9933in" draw:caption-point-x="-10.4366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1.3256in" svg:y="3.9933in" draw:caption-point-x="-11.3256in" draw:caption-point-y="-3.9933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1.722in" svg:y="3.9933in" draw:caption-point-x="-11.722in" draw:caption-point-y="-3.9933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2146in" svg:y="3.9933in" draw:caption-point-x="-12.2146in" draw:caption-point-y="-3.9933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6429in" svg:y="3.9933in" draw:caption-point-x="-12.6429in" draw:caption-point-y="-3.9933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3.1039in" svg:y="3.9933in" draw:caption-point-x="-13.1039in" draw:caption-point-y="-3.9933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number-columns-repeated="4" office:value-type="string">
            <text:p>OB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style-name="ce7" office:value-type="string">
            <office:annotation draw:style-name="gr1" draw:text-style-name="P2" svg:width="1.1409in" svg:height="0.285in" svg:x="2.25in" svg:y="4.2126in" draw:caption-point-x="-2.25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2.8209in" svg:y="4.2126in" draw:caption-point-x="-2.8209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2815in" svg:y="4.2126in" draw:caption-point-x="-3.2815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7992in" svg:y="4.2126in" draw:caption-point-x="-3.7992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2917in" svg:y="4.2126in" draw:caption-point-x="-4.2917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13in" svg:height="0.285in" svg:x="4.852in" svg:y="4.2126in" draw:caption-point-x="-4.852in" draw:caption-point-y="-4.2126in">
              <dc:creator>bb</dc:creator>
              <dc:date>2008-05-03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3343in" svg:y="4.2126in" draw:caption-point-x="-5.3343in" draw:caption-point-y="-4.2126in">
              <dc:creator>bb</dc:creator>
              <dc:date>2008-05-02T00:00:00</dc:date>
              <text:p text:style-name="P1"><text:span text:style-name="T1">ar_ifc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9051in" svg:y="4.2126in" draw:caption-point-x="-5.9051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6.6689in" svg:y="4.2126in" draw:caption-point-x="-6.6689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7.4327in" svg:y="4.2126in" draw:caption-point-x="-7.4327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3894in" svg:y="4.2126in" draw:caption-point-x="-8.3894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9362in" svg:y="4.2126in" draw:caption-point-x="-8.9362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9.6972in" svg:y="4.2126in" draw:caption-point-x="-9.6972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0.4366in" svg:y="4.2126in" draw:caption-point-x="-10.4366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1.3256in" svg:y="4.2126in" draw:caption-point-x="-11.3256in" draw:caption-point-y="-4.2126in">
              <dc:creator>bb</dc:creator>
              <dc:date>2008-05-02T00:00:00</dc:date>
              <text:p text:style-name="P1"><text:span text:style-name="T1">ar_ifc_invalid2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1.722in" svg:y="4.2126in" draw:caption-point-x="-11.722in" draw:caption-point-y="-4.2126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2146in" svg:y="4.2126in" draw:caption-point-x="-12.2146in" draw:caption-point-y="-4.2126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6429in" svg:y="4.2126in" draw:caption-point-x="-12.6429in" draw:caption-point-y="-4.2126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style-name="ce9" office:value-type="string">
            <office:annotation draw:style-name="gr3" draw:text-style-name="P2" svg:width="1.1409in" svg:height="0.285in" svg:x="13.1039in" svg:y="4.2126in" draw:caption-point-x="-13.1039in" draw:caption-point-y="-4.2126in">
              <dc:creator>bb</dc:creator>
              <dc:date>2008-05-02T00:00:00</dc:date>
              <text:p text:style-name="P1"><text:span text:style-name="T1">ar_ifc_connect.pl</text:span></text:p>
            </office:annotation>
            <text:p>OB</text:p>
          </table:table-cell>
          <table:table-cell table:number-columns-repeated="4" office:value-type="string">
            <text:p>OB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7" office:value-type="string">
            <office:annotation draw:style-name="gr1" draw:text-style-name="P2" svg:width="1.1409in" svg:height="0.285in" svg:x="2.25in" svg:y="4.4319in" draw:caption-point-x="-2.25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2.8209in" svg:y="4.4319in" draw:caption-point-x="-2.8209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2815in" svg:y="4.4319in" draw:caption-point-x="-3.2815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7992in" svg:y="4.4319in" draw:caption-point-x="-3.7992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2917in" svg:y="4.4319in" draw:caption-point-x="-4.2917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852in" svg:y="4.4319in" draw:caption-point-x="-4.852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3343in" svg:y="4.4319in" draw:caption-point-x="-5.3343in" draw:caption-point-y="-4.4319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9051in" svg:y="4.4319in" draw:caption-point-x="-5.9051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6.6689in" svg:y="4.4319in" draw:caption-point-x="-6.6689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7.4327in" svg:y="4.4319in" draw:caption-point-x="-7.4327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3894in" svg:y="4.4319in" draw:caption-point-x="-8.3894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9362in" svg:y="4.4319in" draw:caption-point-x="-8.9362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9.6972in" svg:y="4.4319in" draw:caption-point-x="-9.6972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0.4366in" svg:y="4.4319in" draw:caption-point-x="-10.4366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1.3256in" svg:y="4.4319in" draw:caption-point-x="-11.3256in" draw:caption-point-y="-4.4319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1.722in" svg:y="4.4319in" draw:caption-point-x="-11.722in" draw:caption-point-y="-4.4319in">
              <dc:creator>bb</dc:creator>
              <dc:date>2008-05-02T00:00:00</dc:date>
              <text:p text:style-name="P1"><text:span text:style-name="T1">ar_sg_valid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2146in" svg:y="4.4319in" draw:caption-point-x="-12.2146in" draw:caption-point-y="-4.4319in">
              <dc:creator>bb</dc:creator>
              <dc:date>2008-05-02T00:00:00</dc:date>
              <text:p text:style-name="P1"><text:span text:style-name="T1">ar_sg_valid.pl</text:span></text:p>
            </office:annotation>
            <text:p>OB</text:p>
          </table:table-cell>
          <table:table-cell table:number-columns-repeated="2" table:style-name="ce8" office:value-type="string">
            <text:p>OB</text:p>
          </table:table-cell>
          <table:table-cell table:number-columns-repeated="4" office:value-type="string">
            <text:p>OB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7" office:value-type="string">
            <office:annotation draw:style-name="gr1" draw:text-style-name="P2" svg:width="1.1409in" svg:height="0.285in" svg:x="2.25in" svg:y="4.6512in" draw:caption-point-x="-2.25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2.8209in" svg:y="4.6512in" draw:caption-point-x="-2.8209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2815in" svg:y="4.6512in" draw:caption-point-x="-3.2815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3.7992in" svg:y="4.6512in" draw:caption-point-x="-3.7992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2917in" svg:y="4.6512in" draw:caption-point-x="-4.2917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4.852in" svg:y="4.6512in" draw:caption-point-x="-4.852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3343in" svg:y="4.6512in" draw:caption-point-x="-5.3343in" draw:caption-point-y="-4.6512in">
              <dc:creator>bb</dc:creator>
              <dc:date>2008-05-02T00:00:00</dc:date>
              <text:p text:style-name="P1"><text:span text:style-name="T1">ar_sg_invalid1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5.9051in" svg:y="4.6512in" draw:caption-point-x="-5.9051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6.6689in" svg:y="4.6512in" draw:caption-point-x="-6.6689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7.4327in" svg:y="4.6512in" draw:caption-point-x="-7.4327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3894in" svg:y="4.6512in" draw:caption-point-x="-8.3894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8.9362in" svg:y="4.6512in" draw:caption-point-x="-8.9362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9.6972in" svg:y="4.6512in" draw:caption-point-x="-9.6972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0.4366in" svg:y="4.6512in" draw:caption-point-x="-10.4366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7" office:value-type="string">
            <office:annotation draw:style-name="gr1" draw:text-style-name="P2" svg:width="1.1409in" svg:height="0.285in" svg:x="11.3256in" svg:y="4.6512in" draw:caption-point-x="-11.3256in" draw:caption-point-y="-4.6512in">
              <dc:creator>bb</dc:creator>
              <dc:date>2008-05-02T00:00:00</dc:date>
              <text:p text:style-name="P1"><text:span text:style-name="T1">ar_sg_invalid2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1.722in" svg:y="4.6512in" draw:caption-point-x="-11.722in" draw:caption-point-y="-4.6512in">
              <dc:creator>bb</dc:creator>
              <dc:date>2008-05-02T00:00:00</dc:date>
              <text:p text:style-name="P1"><text:span text:style-name="T1">ar_sg_valid.pl</text:span></text:p>
            </office:annotation>
            <text:p>OB</text:p>
          </table:table-cell>
          <table:table-cell table:style-name="ce9" office:value-type="string">
            <office:annotation draw:style-name="gr1" draw:text-style-name="P2" svg:width="1.1409in" svg:height="0.285in" svg:x="12.2146in" svg:y="4.6512in" draw:caption-point-x="-12.2146in" draw:caption-point-y="-4.6512in">
              <dc:creator>bb</dc:creator>
              <dc:date>2008-05-02T00:00:00</dc:date>
              <text:p text:style-name="P1"><text:span text:style-name="T1">ar_sg_valid.pl</text:span></text:p>
            </office:annotation>
            <text:p>OB</text:p>
          </table:table-cell>
          <table:table-cell table:number-columns-repeated="2" table:style-name="ce8" office:value-type="string">
            <text:p>OB</text:p>
          </table:table-cell>
          <table:table-cell table:number-columns-repeated="4" office:value-type="string">
            <text:p>OB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style-name="ce7" office:value-type="string">
            <office:annotation draw:style-name="gr1" draw:text-style-name="P2" svg:width="1.5697in" svg:height="0.285in" svg:x="2.089in" svg:y="4.9087in" draw:caption-point-x="-2.089in" draw:caption-point-y="-4.9087in">
              <dc:date>2008-05-05T00:00:00</dc:date>
              <text:p text:style-name="P1"><text:span text:style-name="T1">ar_unit_port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7591in" svg:height="0.285in" svg:x="2.6594in" svg:y="4.9087in" draw:caption-point-x="-2.6594in" draw:caption-point-y="-4.9087in">
              <dc:date>2008-05-05T00:00:00</dc:date>
              <text:p text:style-name="P1"><text:span text:style-name="T1">ar_unit_port_ps_invalid.pl</text:span></text:p>
            </office:annotation>
            <text:p>MH</text:p>
          </table:table-cell>
          <table:table-cell table:style-name="ce7" office:value-type="string">
            <office:annotation draw:style-name="gr3" draw:text-style-name="P2" svg:width="1.3957in" svg:height="0.285in" svg:x="3.1205in" svg:y="4.9087in" draw:caption-point-x="-3.1205in" draw:caption-point-y="-4.9087in">
              <dc:date>2008-05-05T00:00:00</dc:date>
              <text:p text:style-name="P1"><text:span text:style-name="T1">ar_unit_sig_invalid.pl</text:span></text:p>
            </office:annotation>
            <text:p>MH</text:p>
          </table:table-cell>
          <table:table-cell table:number-columns-repeated="12" table:style-name="ce6" office:value-type="string">
            <text:p>MH</text:p>
          </table:table-cell>
          <table:table-cell table:number-columns-repeated="2" table:style-name="ce6" office:value-type="string">
            <text:p>OB</text:p>
          </table:table-cell>
          <table:table-cell table:number-columns-repeated="2" office:value-type="string">
            <text:p>OB</text:p>
          </table:table-cell>
          <table:table-cell office:value-type="string">
            <text:p>MH</text:p>
          </table:table-cell>
          <table:table-cell table:style-name="ce7" office:value-type="string">
            <office:annotation draw:style-name="gr1" draw:text-style-name="P2" svg:width="1.1413in" svg:height="0.4909in" svg:x="14.7205in" svg:y="4.9087in" draw:caption-point-x="-14.7205in" draw:caption-point-y="-4.9087in">
              <dc:date>2008-05-05T00:00:00</dc:date>
              <text:p text:style-name="P1"><text:span text:style-name="T1">ar_port_rf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5.6094in" svg:y="4.9087in" draw:caption-point-x="-15.6094in" draw:caption-point-y="-4.9087in">
              <dc:date>2008-05-05T00:00:00</dc:date>
              <text:p text:style-name="P1"><text:span text:style-name="T1">ar_port_fifo_invalid.pl</text:span></text:p>
            </office:annotation>
            <text:p>MH</text:p>
          </table:table-cell>
          <table:table-cell office:value-type="string">
            <text:p>MH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style-name="ce7" office:value-type="string">
            <office:annotation draw:style-name="gr2" draw:text-style-name="P2" svg:width="1.4394in" svg:height="0.285in" svg:x="2.089in" svg:y="5.128in" draw:caption-point-x="-2.089in" draw:caption-point-y="-5.128in">
              <dc:date>2008-05-05T00:00:00</dc:date>
              <text:p text:style-name="P1"><text:span text:style-name="T1">ar_unit_port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672in" svg:height="0.285in" svg:x="2.6594in" svg:y="5.128in" draw:caption-point-x="-2.6594in" draw:caption-point-y="-5.128in">
              <dc:date>2008-05-05T00:00:00</dc:date>
              <text:p text:style-name="P1"><text:span text:style-name="T1">ar_unit_port_ps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5043in" svg:height="0.285in" svg:x="3.1205in" svg:y="5.128in" draw:caption-point-x="-3.1205in" draw:caption-point-y="-5.128in">
              <dc:date>2008-05-05T00:00:00</dc:date>
              <text:p text:style-name="P1"><text:span text:style-name="T1">ar_unit_sig_invalid.pl</text:span></text:p>
            </office:annotation>
            <text:p>MH</text:p>
          </table:table-cell>
          <table:table-cell table:number-columns-repeated="12" table:style-name="ce6" office:value-type="string">
            <text:p>MH</text:p>
          </table:table-cell>
          <table:table-cell table:number-columns-repeated="2" table:style-name="ce6" office:value-type="string">
            <text:p>OB</text:p>
          </table:table-cell>
          <table:table-cell table:number-columns-repeated="2" office:value-type="string">
            <text:p>OB</text:p>
          </table:table-cell>
          <table:table-cell table:style-name="ce7" office:value-type="string">
            <office:annotation draw:style-name="gr1" draw:text-style-name="P2" svg:width="1.1413in" svg:height="0.4909in" svg:x="13.8315in" svg:y="5.128in" draw:caption-point-x="-13.8315in" draw:caption-point-y="-5.128in">
              <dc:date>2008-05-05T00:00:00</dc:date>
              <text:p text:style-name="P1"><text:span text:style-name="T1">ar_port_unit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4.7205in" svg:y="5.128in" draw:caption-point-x="-14.7205in" draw:caption-point-y="-5.128in">
              <dc:date>2008-05-05T00:00:00</dc:date>
              <text:p text:style-name="P1"><text:span text:style-name="T1">ar_port_rf_invalid.pl</text:span></text:p>
            </office:annotation>
            <text:p>MH</text:p>
          </table:table-cell>
          <table:table-cell table:style-name="ce7" office:value-type="string">
            <office:annotation draw:style-name="gr1" draw:text-style-name="P2" svg:width="1.1413in" svg:height="0.4909in" svg:x="15.6094in" svg:y="5.128in" draw:caption-point-x="-15.6094in" draw:caption-point-y="-5.128in">
              <dc:date>2008-05-05T00:00:00</dc:date>
              <text:p text:style-name="P1"><text:span text:style-name="T1">ar_port_fifo_invalid.pl</text:span></text:p>
            </office:annotation>
            <text:p>MH</text:p>
          </table:table-cell>
          <table:table-cell office:value-type="string">
            <text:p>MH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number-columns-repeated="15" table:style-name="ce6" office:value-type="string">
            <text:p>PE</text:p>
          </table:table-cell>
          <table:table-cell table:number-columns-repeated="2" table:style-name="ce6" office:value-type="string">
            <text:p>OB</text:p>
          </table:table-cell>
          <table:table-cell table:number-columns-repeated="2" office:value-type="string">
            <text:p>OB</text:p>
          </table:table-cell>
          <table:table-cell table:style-name="ce7" office:value-type="string">
            <office:annotation draw:style-name="gr1" draw:text-style-name="P2" svg:width="1.1413in" svg:height="0.4909in" svg:x="13.8315in" svg:y="5.3547in" draw:caption-point-x="-13.8315in" draw:caption-point-y="-5.3547in">
              <dc:date>2008-05-05T00:00:00</dc:date>
              <text:p text:style-name="P1"><text:span text:style-name="T1">ar_port_unit_invalid.pl</text:span></text:p>
            </office:annotation>
            <text:p>MH</text:p>
          </table:table-cell>
          <table:table-cell table:number-columns-repeated="3" office:value-type="string">
            <text:p>PE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number-columns-repeated="17" table:style-name="ce6" office:value-type="string">
            <text:p>OB/PE</text:p>
          </table:table-cell>
          <table:table-cell table:number-columns-repeated="6" office:value-type="string">
            <text:p>OB/PE</text:p>
          </table:table-cell>
        </table:table-row>
        <table:table-row table:style-name="ro1">
          <table:table-cell table:style-name="Default" table:number-columns-repeated="2"/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rep = replication</text:p>
          </table:table-cell>
          <table:table-cell table:number-columns-repeated="6"/>
          <table:table-cell table:style-name="ce8" office:value-type="string">
            <text:p>green = legal</text:p>
          </table:table-cell>
          <table:table-cell table:number-columns-repeated="2"/>
          <table:table-cell table:style-name="ce10" office:value-type="string">
            <text:p>blue <text:s text:c="8"/>= legal done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op = operator</text:p>
          </table:table-cell>
          <table:table-cell table:number-columns-repeated="6"/>
          <table:table-cell table:style-name="ce6" office:value-type="string">
            <text:p>orange = illegal</text:p>
          </table:table-cell>
          <table:table-cell table:number-columns-repeated="2"/>
          <table:table-cell table:style-name="ce11" office:value-type="string">
            <text:p>yellow <text:s text:c="5"/>= illegal done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expr = expression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ifc = interface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sg = signal group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ps = part select a[3:2]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sig = signal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operator expressions should test all unary, binary, and ternary operators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concat should test the concatenation of all CSL types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replication test with all radixes (hex,decimal, binary, octal)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operator expressions should generation all combinations of operators, variables, and numbers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widths must match</text:p>
          </table:table-cell>
          <table:table-cell table:number-columns-repeated="15"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directions must be consistent</text:p>
          </table:table-cell>
          <table:table-cell table:number-columns-repeated="15"/>
          <table:table-cell table:style-name="Default" table:number-columns-repeated="8"/>
        </table:table-row>
      </table:table>
      <table:table table:name="Sheet2" table:style-name="ta1" table:print="false">
        <table:table-column table:style-name="co2" table:number-columns-repeated="10" table:default-cell-style-name="Default"/>
        <table:table-row table:style-name="ro1">
          <table:table-cell table:style-name="ce13" office:value-type="string" table:number-columns-spanned="4" table:number-rows-spanned="1">
            <text:p>PC,CP</text:p>
          </table:table-cell>
          <table:covered-table-cell table:number-columns-repeated="3" table:style-name="ce15"/>
          <table:table-cell table:number-columns-repeated="2"/>
          <table:table-cell table:style-name="ce13" office:value-type="string" table:number-columns-spanned="4" table:number-rows-spanned="1">
            <text:p>SS</text:p>
          </table:table-cell>
          <table:covered-table-cell table:number-columns-repeated="3" table:style-name="ce15"/>
        </table:table-row>
        <table:table-row table:style-name="ro1">
          <table:table-cell table:style-name="ce14" office:value-type="string">
            <text:p>port direction</text:p>
          </table:table-cell>
          <table:table-cell table:style-name="ce15" office:value-type="string">
            <text:p>input</text:p>
          </table:table-cell>
          <table:table-cell table:style-name="ce15" office:value-type="string">
            <text:p>output</text:p>
          </table:table-cell>
          <table:table-cell table:style-name="ce15" office:value-type="string">
            <text:p>inout</text:p>
          </table:table-cell>
          <table:table-cell table:number-columns-repeated="2"/>
          <table:table-cell table:style-name="ce14" office:value-type="string">
            <text:p>port direction</text:p>
          </table:table-cell>
          <table:table-cell table:style-name="ce15" office:value-type="string">
            <text:p>input</text:p>
          </table:table-cell>
          <table:table-cell table:style-name="ce15" office:value-type="string">
            <text:p>output</text:p>
          </table:table-cell>
          <table:table-cell table:style-name="ce15" office:value-type="string">
            <text:p>inout</text:p>
          </table:table-cell>
        </table:table-row>
        <table:table-row table:style-name="ro1">
          <table:table-cell table:style-name="ce15" office:value-type="string">
            <text:p>input</text:p>
          </table:table-cell>
          <table:table-cell table:style-name="ce16"/>
          <table:table-cell table:style-name="ce17"/>
          <table:table-cell table:style-name="ce16"/>
          <table:table-cell table:number-columns-repeated="2"/>
          <table:table-cell table:style-name="ce15" office:value-type="string">
            <text:p>input</text:p>
          </table:table-cell>
          <table:table-cell table:style-name="ce17"/>
          <table:table-cell table:style-name="ce16" table:number-columns-repeated="2"/>
        </table:table-row>
        <table:table-row table:style-name="ro1">
          <table:table-cell table:style-name="ce15" office:value-type="string">
            <text:p>output</text:p>
          </table:table-cell>
          <table:table-cell table:style-name="ce17"/>
          <table:table-cell table:style-name="ce16" table:number-columns-repeated="2"/>
          <table:table-cell table:number-columns-repeated="2"/>
          <table:table-cell table:style-name="ce15" office:value-type="string">
            <text:p>output</text:p>
          </table:table-cell>
          <table:table-cell table:style-name="ce16"/>
          <table:table-cell table:style-name="ce17"/>
          <table:table-cell table:style-name="ce16"/>
        </table:table-row>
        <table:table-row table:style-name="ro1">
          <table:table-cell table:style-name="ce15" office:value-type="string">
            <text:p>inout</text:p>
          </table:table-cell>
          <table:table-cell table:style-name="ce16" table:number-columns-repeated="3"/>
          <table:table-cell table:number-columns-repeated="2"/>
          <table:table-cell table:style-name="ce15" office:value-type="string">
            <text:p>inout</text:p>
          </table:table-cell>
          <table:table-cell table:style-name="ce16"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green = lega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ange = illegal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4">05/24/2008</text:date>, <text:time>17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04T16:34:00</meta:creation-date>
    <dc:creator>booo buuuu</dc:creator>
    <dc:date>2008-05-24T17:01:13</dc:date>
    <dc:language>en-US</dc:language>
    <meta:editing-cycles>173</meta:editing-cycles>
    <meta:editing-duration>P1DT5H28M27S</meta:editing-duration>
    <meta:user-defined meta:name="Info 1"/>
    <meta:user-defined meta:name="Info 2"/>
    <meta:user-defined meta:name="Info 3"/>
    <meta:user-defined meta:name="Info 4"/>
    <meta:document-statistic meta:table-count="3" meta:cell-count="612"/>
  </office:meta>
</office:document-meta>
</file>